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" svg:font-family="'Roboto Medium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ENT">
      <style:text-properties officeooo:rsid="024f22ee"/>
    </style:style>
    <style:style style:name="P2" style:family="paragraph" style:parent-style-name="_5f_PARENT">
      <style:text-properties officeooo:rsid="024f22ee" officeooo:paragraph-rsid="024f22ee"/>
    </style:style>
    <style:style style:name="P3" style:family="paragraph" style:parent-style-name="_5f_PARENT">
      <style:text-properties officeooo:rsid="02508a27" officeooo:paragraph-rsid="02508a27"/>
    </style:style>
    <style:style style:name="P4" style:family="paragraph" style:parent-style-name="_5f_PARENT">
      <style:text-properties officeooo:rsid="0253163a" officeooo:paragraph-rsid="0253163a"/>
    </style:style>
    <style:style style:name="P5" style:family="paragraph" style:parent-style-name="_5f_PARENT">
      <style:text-properties fo:language="ru" fo:country="RU" officeooo:rsid="02565b3a" officeooo:paragraph-rsid="02565b3a"/>
    </style:style>
    <style:style style:name="P6" style:family="paragraph" style:parent-style-name="_5f_PARENT">
      <style:text-properties officeooo:rsid="0257b83e" officeooo:paragraph-rsid="0257b83e"/>
    </style:style>
    <style:style style:name="P7" style:family="paragraph" style:parent-style-name="_5f_PARENT">
      <style:text-properties officeooo:paragraph-rsid="0259c1e1"/>
    </style:style>
    <style:style style:name="P8" style:family="paragraph" style:parent-style-name="_5f_PARENT">
      <style:text-properties officeooo:rsid="025c88b4" officeooo:paragraph-rsid="025c88b4"/>
    </style:style>
    <style:style style:name="P9" style:family="paragraph" style:parent-style-name="_5f_PARENT">
      <style:text-properties fo:language="ru" fo:country="RU" officeooo:rsid="0261e51c" officeooo:paragraph-rsid="0261e51c"/>
    </style:style>
    <style:style style:name="P10" style:family="paragraph" style:parent-style-name="_5f_PARENT">
      <style:text-properties fo:language="ru" fo:country="RU" officeooo:rsid="026213ab" officeooo:paragraph-rsid="026213ab"/>
    </style:style>
    <style:style style:name="P11" style:family="paragraph" style:parent-style-name="_5f_PARENT">
      <style:text-properties officeooo:rsid="02656fea" officeooo:paragraph-rsid="02656fe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5367bd"/>
    </style:style>
    <style:style style:name="T3" style:family="text">
      <style:text-properties fo:language="en" fo:country="US" officeooo:rsid="02594b20"/>
    </style:style>
    <style:style style:name="T4" style:family="text">
      <style:text-properties fo:language="en" fo:country="US" officeooo:rsid="025fe25c"/>
    </style:style>
    <style:style style:name="T5" style:family="text">
      <style:text-properties fo:language="en" fo:country="US" officeooo:rsid="026044d4"/>
    </style:style>
    <style:style style:name="T6" style:family="text">
      <style:text-properties fo:language="en" fo:country="US" officeooo:rsid="0261e51c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2594b20"/>
    </style:style>
    <style:style style:name="T9" style:family="text">
      <style:text-properties fo:language="ru" fo:country="RU" officeooo:rsid="025995f5"/>
    </style:style>
    <style:style style:name="T10" style:family="text">
      <style:text-properties officeooo:rsid="024c438e"/>
    </style:style>
    <style:style style:name="T11" style:family="text">
      <style:text-properties officeooo:rsid="02508a27"/>
    </style:style>
    <style:style style:name="T12" style:family="text">
      <style:text-properties officeooo:rsid="02517963"/>
    </style:style>
    <style:style style:name="T13" style:family="text">
      <style:text-properties officeooo:rsid="0252244e"/>
    </style:style>
    <style:style style:name="T14" style:family="text">
      <style:text-properties officeooo:rsid="0252620a"/>
    </style:style>
    <style:style style:name="T15" style:family="text">
      <style:text-properties officeooo:rsid="02594b20"/>
    </style:style>
    <style:style style:name="T16" style:family="text">
      <style:text-properties officeooo:rsid="025c88b4"/>
    </style:style>
    <style:style style:name="T17" style:family="text">
      <style:text-properties officeooo:rsid="02650f4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_5f_HEAD_20_N"><text:span text:style-name="T13">1. </text:span>Ваш первый с<text:span text:style-name="T10">к</text:span>рапер</text:p>
        <text:p text:style-name="_5f_CODE">from urllib.request import urlopen</text:p>
        <text:p text:style-name="_5f_CODE"/>
        <text:p text:style-name="_5f_CODE">html = urlopen('http://pythonscraping.com/pages/page1.html')</text:p>
        <text:p text:style-name="_5f_CODE">print(html.read())</text:p>
        <text:p text:style-name="_5f_PARENT"/>
        <text:p text:style-name="_5f_HEAD_20_N.N.N">Введение в BeautifulSoup</text:p>
        <text:p text:style-name="_5f_PARENT"><text:span text:style-name="_5f_EMPHASIS">Beautiful Soup</text:span> - это парсер для синтаксического разбора файлов HTML/XML, написанный на языке программирования Python, который может преобразовать даже неправильную разметку в дерево синтаксического разбора. Он поддерживает простые и естественные способы навигации, поиска и модификации дерева синтаксического разбора. В большинстве случаев он поможет программисту сэкономить часы и дни работы. Написанный на языке программирования Ruby порт называется Rubyful Soup.</text:p>
        <text:p text:style-name="_5f_HEAD">Установка BeautifulSoup</text:p>
        <text:p text:style-name="_5f_CODE">pip install beautifulsoup4</text:p>
        <text:p text:style-name="P1">Это код с парсером.</text:p>
        <text:p text:style-name="_5f_CODE">from urllib.request import urlopen</text:p>
        <text:p text:style-name="_5f_CODE">from bs4 import BeautifulSoup</text:p>
        <text:p text:style-name="_5f_CODE"/>
        <text:p text:style-name="_5f_CODE">html = urlopen('http://www.pythonscraping.com/pages/page1.html')</text:p>
        <text:p text:style-name="_5f_CODE">bs = BeautifulSoup(html.read(), 'html.parser')</text:p>
        <text:p text:style-name="_5f_CODE">print(bs.h1)</text:p>
        <text:p text:style-name="P2">На выходе получаем</text:p>
        <text:p text:style-name="_5f_CODE">&lt;h1&gt;An Interesting Title&lt;/h1&gt;</text:p>
        <text:p text:style-name="_5f_NOTE_20_BEGIN">Дополнение из нового издания</text:p>
        <text:p text:style-name="P2">Когда вы создаете объект BeautifulSoup, передаются два аргумента:</text:p>
        <text:p text:style-name="_5f_CODE">bs = BeautifulSoup (html.read (), 'html.parser')</text:p>
        <text:p text:style-name="P2">Первый - это текст HTML, на котором основан объект, а второй - определяет синтаксический анализатор, который вы хотите использовать BeautifulSoup для создания этого объекта. В большинстве случаев не имеет значения, какой парсер вы выберете.</text:p>
        <text:p text:style-name="P2">html.parser - это синтаксический анализатор, который включен в Python 3 и не требует дополнительных установок для использования. За исключением случаев, когда это необходимо, мы будем использовать этот парсер на протяжении всей книги.</text:p>
        <text:p text:style-name="P2">Другой популярный парсер - lxml. Это может быть установлено через pip:</text:p>
        <text:p text:style-name="_5f_CODE">$ pip3 install lxml</text:p>
        <text:p text:style-name="P2">lxml можно использовать с BeautifulSoup, изменив строку синтаксического анализатора:</text:p>
        <text:p text:style-name="_5f_CODE"><text:soft-page-break/>bs = BeautifulSoup (html.read (), 'lxml')</text:p>
        <text:p text:style-name="_5f_PARENT">lxml имеет некоторые преимущества перед html.parser в том, что он обычно лучше разбирает «грязный» или искаженный HTML-код. Он прощает и исправляет такие проблемы, как незакрытые теги, неправильно вложенные теги и пропущенные теги головы или тела. Он также несколько быстрее, чем html.parser, хотя скорость не всегда является преимуществом при просмотре веб-страниц, учитывая, что скорость самой сети почти всегда будет вашим самым большим узким местом.</text:p>
        <text:p text:style-name="_5f_NOTE_20_END">Одним из недостатков lxml является то, что он должен быть установлен отдельно и зависит от сторонних библиотек C для работы. Это может вызвать проблемы с переносимостью и простотой использования по сравнению с html.parser.</text:p>
        <text:p text:style-name="_5f_HEAD">Как обеспечить надежный скрапинг</text:p>
        <text:p text:style-name="P3">Обработка ошибок. <text:span text:style-name="T12">Пример.</text:span></text:p>
        <text:p text:style-name="_5f_CODE">from urllib.request import urlopen</text:p>
        <text:p text:style-name="_5f_CODE">from urllib.error import HTTPError</text:p>
        <text:p text:style-name="_5f_CODE">from bs4 import BeautifulSoup</text:p>
        <text:p text:style-name="_5f_CODE"/>
        <text:p text:style-name="_5f_CODE">def getTitle(url):</text:p>
        <text:p text:style-name="_5f_CODE"><text:s text:c="4"/>try:</text:p>
        <text:p text:style-name="_5f_CODE"><text:s text:c="8"/>html = urlopen(url)</text:p>
        <text:p text:style-name="_5f_CODE"><text:s text:c="4"/>except HTTPError as e:</text:p>
        <text:p text:style-name="_5f_CODE"><text:s text:c="8"/>return None</text:p>
        <text:p text:style-name="_5f_CODE"><text:s text:c="4"/>try:</text:p>
        <text:p text:style-name="_5f_CODE"><text:s text:c="8"/>bs = BeautifulSoup(html.read(), 'html.parser')</text:p>
        <text:p text:style-name="_5f_CODE"><text:s text:c="8"/>title = bs.body.h1</text:p>
        <text:p text:style-name="_5f_CODE"><text:s text:c="4"/>except AttributeError as e:</text:p>
        <text:p text:style-name="_5f_CODE"><text:s text:c="8"/>return None</text:p>
        <text:p text:style-name="_5f_CODE"><text:s text:c="4"/>return title</text:p>
        <text:p text:style-name="_5f_CODE"/>
        <text:p text:style-name="_5f_CODE">title = getTitle('http://www.pythonscraping.com/pages/page1.html')</text:p>
        <text:p text:style-name="_5f_CODE">if title == None:</text:p>
        <text:p text:style-name="_5f_CODE"><text:s text:c="4"/>print('Title could not be found')</text:p>
        <text:p text:style-name="_5f_CODE">else:</text:p>
        <text:p text:style-name="_5f_CODE"><text:s text:c="4"/>print(title)</text:p>
        <text:p text:style-name="_5f_HEAD_20_N"><text:span text:style-name="T13">2. Продвинутый</text:span> <text:span text:style-name="T13">парсинг</text:span> HTML</text:p>
        <text:p text:style-name="_5f_HEAD"><text:span text:style-name="T14">Еще</text:span> одно применение BeautifulSoup </text:p>
        <text:p text:style-name="P4">Имеются тэги<text:span text:style-name="T11">: </text:span></text:p>
        <text:p text:style-name="_5f_CODE">&lt;span class="green"&gt;&lt;/span&gt; </text:p>
        <text:p text:style-name="_5f_CODE">&lt;span class="red"&gt;&lt;/span&gt; </text:p>
        <text:p text:style-name="P4">Чтобы их вытащить используем bs.find_all(tagName, tagAttributes)</text:p>
        <text:p text:style-name="_5f_CODE">from urllib.request import urlopen</text:p>
        <text:p text:style-name="_5f_CODE">from bs4 import BeautifulSoup</text:p>
        <text:p text:style-name="_5f_CODE"><text:soft-page-break/></text:p>
        <text:p text:style-name="_5f_CODE">html = urlopen('http://www.pythonscraping.com/pages/warandpeace.html')</text:p>
        <text:p text:style-name="_5f_CODE">bs = BeautifulSoup(html.read(), 'html.parser')</text:p>
        <text:p text:style-name="_5f_CODE">nameList = bs.find_all('span', {'class':'green'})</text:p>
        <text:p text:style-name="_5f_CODE">for name in nameList:</text:p>
        <text:p text:style-name="_5f_CODE"><text:s text:c="4"/>print(name.get_text())</text:p>
        <text:p text:style-name="P5">Выводим список</text:p>
        <text:p text:style-name="_5f_CODE">...</text:p>
        <text:p text:style-name="_5f_CODE">the prince</text:p>
        <text:p text:style-name="_5f_CODE">Wintzingerode</text:p>
        <text:p text:style-name="_5f_CODE">King of Prussia</text:p>
        <text:p text:style-name="_5f_CODE">le Vicomte de Mortemart</text:p>
        <text:p text:style-name="_5f_CODE">Montmorencys</text:p>
        <text:p text:style-name="_5f_CODE">Rohans</text:p>
        <text:p text:style-name="_5f_CODE">Abbe Morio</text:p>
        <text:p text:style-name="_5f_CODE">the Emperor</text:p>
        <text:p text:style-name="_5f_CODE">the prince</text:p>
        <text:p text:style-name="_5f_CODE">...</text:p>
        <text:p text:style-name="_5f_PARENT"/>
        <text:p text:style-name="_5f_HEAD_20_N.N">find() и <text:span text:style-name="T1">find_</text:span><text:span text:style-name="T2">a</text:span><text:span text:style-name="T1">ll</text:span>() </text:p>
        <text:p text:style-name="_5f_CODE">find_all(tag, attributes, recursive, text, limit, keywords)</text:p>
        <text:p text:style-name="_5f_CODE">find(tag, attributes, recursive, text, keywords)</text:p>
        <text:p text:style-name="P6">Допустимо передавать тэги списком</text:p>
        <text:p text:style-name="_5f_CODE">.find_all(['h1','h2','h3','h4','h5','h6'])</text:p>
        <text:p text:style-name="P6">Аргумент attributes берет питоновский словарь атрибутов и ищет совпадения с тегами, которые содержат любой из этих атрибутов. На­пример, функция, приведенная ниже, возвращает теги span, задающие как красный, так и зеленый цвет шрифта в документе HTML: </text:p>
        <text:p text:style-name="_5f_CODE">.find_all('span', {'class':{'green', 'red'}})</text:p>
        <text:p text:style-name="P6">recursive <text:span text:style-name="T15">по умолчанию </text:span><text:span text:style-name="T3">True. </text:span></text:p>
        <text:p text:style-name="P6"><text:span text:style-name="T3">t</text:span>ext — <text:span text:style-name="T8">для поиска теста. </text:span><text:span text:style-name="T9">Например, ищем сколько раз в тексте встречается текст </text:span><text:span text:style-name="_5f_LOOK"><text:span text:style-name="T7">the prince</text:span></text:span><text:span text:style-name="T9">.</text:span></text:p>
        <text:p text:style-name="_5f_CODE">nameList = bs.find_all(text='the prince')</text:p>
        <text:p text:style-name="_5f_CODE">print(len(nameList))</text:p>
        <text:p text:style-name="P7">Разумеется, аргумент limit используется только в методе find_all. Метод find эквивалентен вызову метода find_all с лимитом 1.</text:p>
        <text:p text:style-name="_5f_PARENT">Аргумент keyword позволяет вам выбрать теги, содержащие ко<text:span text:style-name="T16">нк</text:span>ретный атрибут. Например: </text:p>
        <text:p text:style-name="_5f_PARENT">Например, две следующие строки идентичны: </text:p>
        <text:p text:style-name="_5f_CODE">bs.find_all(id='text')</text:p>
        <text:p text:style-name="_5f_CODE">bs.find_all('', {'id':'text'})</text:p>
        <text:p text:style-name="P8">Кроме того могут быть <text:span text:style-name="T7">ба</text:span>г<text:span text:style-name="T1">и</text:span> с ключевым словом <text:s/>class, поскольку оно в питоне зарезервировано.</text:p>
        <text:p text:style-name="_5f_CODE"><text:soft-page-break/>bs.find_all(class='green')</text:p>
        <text:p text:style-name="P8">как вариант</text:p>
        <text:p text:style-name="_5f_CODE">bs.find_all(class_='green')</text:p>
        <text:p text:style-name="_5f_CODE">или </text:p>
        <text:p text:style-name="_5f_CODE">bs.find_all('', {'class':'green'})</text:p>
        <text:p text:style-name="_5f_HEAD_20_N.N.N">Работа с логинами и <text:span text:style-name="T1">coo</text:span><text:span text:style-name="T6">k</text:span><text:span text:style-name="T1">ies</text:span></text:p>
        <text:p text:style-name="P9"><text:span text:style-name="T17">У</text:span>станавливаем библиотеку requests. <text:span text:style-name="T17">Она не входит в стандартный пакет питона.</text:span></text:p>
        <text:p text:style-name="_5f_CODE"><text:span text:style-name="T4">pip </text:span>install requests</text:p>
        <text:p text:style-name="P9">пример</text:p>
        <text:p text:style-name="_5f_CODE">import requests</text:p>
        <text:p text:style-name="_5f_CODE"/>
        <text:p text:style-name="_5f_CODE">params = {'login': 'samara', 'password': 'Xahth8io', 'action': 'login'}</text:p>
        <text:p text:style-name="_5f_CODE">r = requests.post('https://www.rabota.ru/admin/', params)</text:p>
        <text:p text:style-name="_5f_CODE">print('Cookie is set to:')</text:p>
        <text:p text:style-name="_5f_CODE">print(r.cookies.get_dict())</text:p>
        <text:p text:style-name="_5f_CODE">print('Going to profile page...')</text:p>
        <text:p text:style-name="_5f_CODE">r = requests.get('https://www.rabota.ru/admin/',</text:p>
        <text:p text:style-name="_5f_CODE">cookies=r.cookies)</text:p>
        <text:p text:style-name="_5f_CODE">print(r.text,'utf-8')</text:p>
        <text:p text:style-name="P10">Залогонился на работа ру</text:p>
        <text:p text:style-name="_5f_PARENT"/>
        <text:p text:style-name="P11">На данный момент это всё что мне необходимо, чтобы начать работу по парсингу вакансий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" svg:font-family="'Roboto Medium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text:number-lines="false" text:line-number="0" style:writing-mode="lr-tb"/>
      <style:text-properties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1cm" fo:margin-bottom="0.101cm" loext:contextual-spacing="false" fo:line-height="100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Heading" style:default-outline-level="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24pt" style:font-size-asian="24pt"/>
    </style:style>
    <style:style style:name="Heading_20_2" style:display-name="Heading 2" style:family="paragraph" style:parent-style-name="Heading" style:default-outline-level="" style:class="text">
      <style:text-properties fo:font-size="20pt" style:font-size-asian="20pt"/>
    </style:style>
    <style:style style:name="Heading_20_3" style:display-name="Heading 3" style:family="paragraph" style:parent-style-name="Heading" style:next-style-name="Text_20_body" style:default-outline-level="" style:class="text">
      <style:paragraph-properties fo:margin-left="0.499cm" fo:margin-right="0cm" fo:margin-top="0.4cm" fo:margin-bottom="0cm" loext:contextual-spacing="false" fo:text-indent="0cm" style:auto-text-indent="false"/>
      <style:text-properties style:font-name="Calibri" fo:font-family="Calibri" style:font-style-name="Жирный" style:font-family-generic="swiss" style:font-pitch="variable" fo:font-size="12pt" fo:font-weight="bold" style:font-size-asian="18pt"/>
    </style:style>
    <style:style style:name="Heading_20_4" style:display-name="Heading 4" style:family="paragraph" style:parent-style-name="Heading" style:default-outline-level="" style:class="text">
      <style:text-properties fo:font-size="16pt" style:font-size-asian="16pt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next-style-name="Text_20_body" style:default-outline-level="6" style:class="text">
      <style:paragraph-properties fo:margin-left="2.032cm" fo:margin-right="0cm" fo:margin-top="0.106cm" fo:margin-bottom="0.106cm" loext:contextual-spacing="false" fo:text-indent="-2.03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" style:class="text"/>
    <style:style style:name="Heading_20_8" style:display-name="Heading 8" style:family="paragraph" style:parent-style-name="Heading" style:default-outline-level="" style:class="text"/>
    <style:style style:name="Heading_20_9" style:display-name="Heading 9" style:family="paragraph" style:parent-style-name="Heading" style:next-style-name="Text_20_body" style:default-outline-level="9" style:class="text">
      <style:paragraph-properties fo:margin-left="2.794cm" fo:margin-right="0cm" fo:margin-top="0.106cm" fo:margin-bottom="0.106cm" loext:contextual-spacing="false" fo:text-indent="-2.792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text-properties style:font-name-complex="Lucida Sans" style:font-family-complex="'Lucida Sans'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 fo:orphans="2" fo:widows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default-outline-level="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ПРОГРАММНЫЙ_20_КОД" style:display-name="ПРОГРАММНЫЙ КОД" style:family="paragraph" style:parent-style-name="Text_20_body" style:default-outline-level="">
      <style:paragraph-properties fo:margin-top="0cm" fo:margin-bottom="0.199cm" loext:contextual-spacing="false" fo:text-align="start" style:justify-single-word="false" fo:padding-left="0.071cm" fo:padding-right="0cm" fo:padding-top="0cm" fo:padding-bottom="0cm" fo:border-left="0.99pt solid #000000" fo:border-right="none" fo:border-top="none" fo:border-bottom="none"/>
      <style:text-properties style:font-name="InputMonoCompressed" fo:font-family="InputMonoCompressed" style:font-family-generic="roman" style:font-pitch="variable" fo:font-size="11pt" style:font-size-asian="11pt" style:font-name-complex="Liberation Sans" style:font-family-complex="'Liberation Sans'" style:font-family-generic-complex="system" style:font-pitch-complex="variabl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2cm" fo:margin-right="0cm" fo:text-indent="0cm" style:auto-text-indent="false"/>
      <style:text-properties fo:color="#ff3333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default-outline-level="" style:class="html"/>
    <style:style style:name="_5f_HEAD_20_N" style:display-name="_HEAD N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style:use-window-font-color="true" style:font-name="Roboto Condensed" fo:font-family="'Roboto Condensed'" style:font-style-name="Обычный" style:font-pitch="variable" fo:font-size="20pt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PARENT" style:display-name="_PARENT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Roboto" fo:font-family="Roboto" style:font-style-name="Обычный" style:font-pitch="variable" fo:font-size="11pt" fo:font-weight="normal" fo:hyphenate="true" fo:hyphenation-remain-char-count="2" fo:hyphenation-push-char-count="2"/>
    </style:style>
    <style:style style:name="_5f_HEAD_20_N.N" style:display-name="_HEAD N.N" style:family="paragraph" style:parent-style-name="_5f_HEAD_20_N">
      <style:paragraph-properties fo:text-align="center" style:justify-single-word="false"/>
      <style:text-properties style:use-window-font-color="true" style:font-name="Roboto Condensed1" fo:font-family="'Roboto Condensed'" style:font-style-name="Жирный" style:font-pitch="variable" fo:font-size="16pt" fo:font-weight="normal"/>
    </style:style>
    <style:style style:name="_5f_HEAD_20_N.N.N" style:display-name="_HEAD N.N.N" style:family="paragraph" style:parent-style-name="_5f_HEAD_20_N.N">
      <style:paragraph-properties fo:margin-left="0cm" fo:margin-right="0cm" fo:text-align="start" style:justify-single-word="false" fo:text-indent="0cm" style:auto-text-indent="false"/>
      <style:text-properties style:font-name="Roboto Light" fo:font-family="'Roboto Light'" style:font-style-name="Жирный" style:font-pitch="variable" fo:font-size="15pt" fo:font-weight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PT Sans" fo:font-family="'PT Sans'" style:font-family-generic="roman" style:font-pitch="variable" fo:font-size="12pt" style:font-size-asian="12pt"/>
    </style:style>
    <style:style style:name="Pa9" style:family="paragraph" style:parent-style-name="Default" style:default-outline-level="">
      <style:paragraph-properties style:line-height-at-least="0.496cm"/>
    </style:style>
    <style:style style:name="Табличка" style:family="paragraph">
      <loext:graphic-properties draw:fill="none" draw:fill-color="#dde8cb"/>
      <style:paragraph-properties fo:margin-left="4.001cm" fo:margin-right="0cm" fo:margin-top="0cm" fo:margin-bottom="0.199cm" loext:contextual-spacing="false" fo:text-indent="-4.001cm" style:auto-text-indent="false" fo:background-color="transparent" fo:padding="0.049cm" fo:border="none">
        <style:tab-stops/>
      </style:paragraph-properties>
      <style:text-properties style:font-name="Roboto" fo:font-family="Roboto" style:font-style-name="Обычный" style:font-pitch="variable"/>
    </style:style>
    <style:style style:name="Pa23" style:family="paragraph" style:parent-style-name="Default" style:default-outline-level="">
      <style:paragraph-properties style:line-height-at-least="0.355cm"/>
    </style:style>
    <style:style style:name="Pa24" style:family="paragraph" style:parent-style-name="Default" style:default-outline-level="">
      <style:paragraph-properties style:line-height-at-least="0.355cm"/>
    </style:style>
    <style:style style:name="Pa25" style:family="paragraph" style:parent-style-name="Default" style:default-outline-level="">
      <style:paragraph-properties style:line-height-at-least="0.355cm"/>
    </style:style>
    <style:style style:name="Pa15" style:family="paragraph" style:parent-style-name="Default" style:default-outline-level="">
      <style:paragraph-properties style:line-height-at-least="0.355cm"/>
    </style:style>
    <style:style style:name="_5f_CODE" style:display-name="_CODE" style:family="paragraph" style:parent-style-name="_5f_PARENT" style:master-page-name="">
      <loext:graphic-properties draw:fill="none" draw:fill-color="#e6ffe6"/>
      <style:paragraph-properties fo:margin-left="0cm" fo:margin-right="0cm" fo:margin-top="0.199cm" fo:margin-bottom="0.199cm" loext:contextual-spacing="true" fo:text-align="start" style:justify-single-word="false" fo:text-indent="0.199cm" style:auto-text-indent="false" style:page-number="auto" fo:background-color="transparent" fo:padding="0.049cm" fo:border-left="3pt solid #3353ff" fo:border-right="none" fo:border-top="none" fo:border-bottom="none">
        <style:tab-stops/>
      </style:paragraph-properties>
      <style:text-properties style:use-window-font-color="true" style:font-name="Roboto Condensed" fo:font-family="'Roboto Condensed'" style:font-style-name="Обычный" style:font-pitch="variable" fo:font-size="12pt" fo:language="zxx" fo:country="none" fo:font-weight="normal"/>
    </style:style>
    <style:style style:name="_5f_NOTE_20_END" style:display-name="_NOTE END" style:family="paragraph" style:parent-style-name="_5f_PARENT">
      <loext:graphic-properties draw:fill="none" draw:fill-color="#729fcf"/>
      <style:paragraph-properties fo:margin-top="0cm" fo:margin-bottom="0.499cm" loext:contextual-spacing="false" fo:background-color="transparent" fo:padding="0.049cm" fo:border-left="none" fo:border-right="none" fo:border-top="none" fo:border-bottom="2.01pt solid #0000ff"/>
    </style:style>
    <style:style style:name="_5f_LIST" style:display-name="_LIST" style:family="paragraph" style:parent-style-name="_5f_PARENT">
      <style:paragraph-properties fo:margin-left="1cm" fo:margin-right="0cm" fo:text-indent="-0.499cm" style:auto-text-indent="false">
        <style:tab-stops/>
      </style:paragraph-properties>
      <style:text-properties officeooo:rsid="007e6c6d"/>
    </style:style>
    <style:style style:name="_5f_NOTE_20_BEGIN" style:display-name="_NOTE BEGIN" style:family="paragraph" style:parent-style-name="_5f_NOTE_20_END" style:master-page-name="">
      <style:paragraph-properties fo:margin-top="0.199cm" fo:margin-bottom="0.199cm" loext:contextual-spacing="false" style:page-number="auto" fo:padding="0.049cm" fo:border-left="none" fo:border-right="none" fo:border-top="2.01pt solid #0000ff" fo:border-bottom="none"/>
      <style:text-properties style:use-window-font-color="true" style:font-name="Roboto1" fo:font-family="Roboto" style:font-style-name="Жирный" style:font-pitch="variable" fo:font-size="11pt" fo:font-style="normal" fo:font-weight="bold"/>
    </style:style>
    <style:style style:name="_5f_HEAD" style:display-name="_HEAD" style:family="paragraph" style:parent-style-name="_5f_HEAD_20_N.N.N">
      <style:text-properties fo:font-size="14pt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_5f_LISTING" style:display-name="_LISTING" style:family="paragraph" style:parent-style-name="_5f_PARENT">
      <style:paragraph-properties fo:text-align="center" style:justify-single-word="false"/>
    </style:style>
    <style:style style:name="_5f_SOFT" style:display-name="_SOFT" style:family="paragraph" style:parent-style-name="_5f_PARENT" style:master-page-name="">
      <loext:graphic-properties draw:fill="solid" draw:fill-color="#e9f0f8"/>
      <style:paragraph-properties fo:margin-left="0cm" fo:margin-right="0cm" fo:margin-top="0cm" fo:margin-bottom="0cm" loext:contextual-spacing="false" fo:text-align="end" style:justify-single-word="false" fo:hyphenation-ladder-count="no-limit" fo:text-indent="0cm" style:auto-text-indent="false" style:page-number="auto" fo:background-color="#e9f0f8" fo:padding="0cm" fo:border="none">
        <style:tab-stops/>
      </style:paragraph-properties>
      <style:text-properties fo:color="#000000" style:font-name="Roboto Medium" fo:font-family="'Roboto Medium'" style:font-style-name="Обычный" style:font-pitch="variable" fo:language="zxx" fo:country="none" fo:font-weight="normal" fo:background-color="transparent" fo:hyphenate="false" fo:hyphenation-remain-char-count="2" fo:hyphenation-push-char-count="2"/>
    </style:style>
    <style:style style:name="Default_20_Paragraph_20_Font" style:display-name="Default Paragraph Font" style:family="text"/>
    <style:style style:name="Обычный1" style:family="text">
      <style:text-properties style:use-window-font-color="true" style:font-name="Times New Roman" fo:font-family="'Times New Roman'" style:font-family-generic="roman" style:font-pitch="variable" fo:font-size="12pt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Emphasis" style:family="text">
      <style:text-properties fo:font-style="italic" style:font-style-asian="italic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ru" style:country-asian="RU" style:language-complex="ru" style:country-complex="RU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1" style:family="text">
      <style:text-properties fo:color="#211d1e" style:font-name="Consolas" fo:font-family="Consolas" style:font-family-generic="roman" style:font-pitch="variable" fo:font-size="9pt" style:font-size-asian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ROOT" style:display-name="_ROOT" style:family="text">
      <style:text-properties style:font-name="Roboto" fo:font-family="Roboto" style:font-style-name="Обычный" style:font-pitch="variable" fo:font-size="12pt" fo:font-weight="normal" officeooo:rsid="007e6c6d"/>
    </style:style>
    <style:style style:name="_5f_LOOK" style:display-name="_LOOK" style:family="text" style:parent-style-name="_5f_ROOT">
      <style:text-properties fo:color="#0000ff" style:font-name="Roboto1" fo:font-family="Roboto" style:font-style-name="Жирный" style:font-pitch="variable" fo:font-size="11pt" fo:font-style="normal" style:text-underline-style="none" fo:font-weight="normal" fo:background-color="transparent"/>
    </style:style>
    <style:style style:name="_5f_EMPHASIS" style:display-name="_EMPHASIS" style:family="text">
      <style:text-properties fo:color="#ffffff" style:font-name="Roboto1" fo:font-family="Roboto" style:font-style-name="Жирный" style:font-pitch="variable" fo:font-size="11pt" fo:letter-spacing="normal" fo:language="zxx" fo:country="none" fo:font-style="normal" fo:font-weight="bold" officeooo:rsid="0142e4dc" fo:background-color="#168253" style:text-scale="100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.049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01</meta:editing-cycles>
    <meta:print-date>1970-01-01T03:00:00</meta:print-date>
    <meta:creation-date>2011-03-09T13:01:00</meta:creation-date>
    <dc:date>2019-03-03T22:13:16.566000000</dc:date>
    <dc:language>ru-RU</dc:language>
    <meta:editing-duration>P4DT18H2M26S</meta:editing-duration>
    <meta:generator>LibreOffice/6.2.0.3$Windows_X86_64 LibreOffice_project/98c6a8a1c6c7b144ce3cc729e34964b47ce25d62</meta:generator>
    <meta:document-statistic meta:table-count="0" meta:image-count="0" meta:object-count="0" meta:page-count="4" meta:paragraph-count="110" meta:word-count="642" meta:character-count="5304" meta:non-whitespace-character-count="4688"/>
    <meta:user-defined meta:name="AppVersion">12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